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2">
      <style:text-properties fo:font-size="26pt" fo:font-weight="bold" officeooo:rsid="0005f9df" officeooo:paragraph-rsid="00067e2c" style:font-size-asian="26pt" style:language-asian="zh" style:country-asian="CN" style:font-weight-asian="bold" style:font-size-complex="26pt" style:font-weight-complex="bold"/>
    </style:style>
    <style:style style:name="P2" style:family="paragraph" style:parent-style-name="Text_20_body">
      <style:text-properties fo:font-size="17.1000003814697pt" fo:font-weight="normal" officeooo:rsid="00067e2c" officeooo:paragraph-rsid="00067e2c" style:font-size-asian="15pt" style:language-asian="zh" style:country-asian="CN" style:font-weight-asian="normal" style:font-size-complex="17.1000003814697pt" style:font-weight-complex="normal"/>
    </style:style>
    <style:style style:name="P3" style:family="paragraph" style:parent-style-name="Text_20_body">
      <style:text-properties fo:font-size="17.1000003814697pt" fo:font-weight="normal" officeooo:rsid="00068377" officeooo:paragraph-rsid="00068377" style:font-size-asian="15pt" style:language-asian="zh" style:country-asian="CN" style:font-weight-asian="normal" style:font-size-complex="17.1000003814697pt" style:font-weight-complex="normal"/>
    </style:style>
    <style:style style:name="P4" style:family="paragraph" style:parent-style-name="Text_20_body">
      <style:text-properties fo:font-size="17.1000003814697pt" fo:font-weight="normal" officeooo:rsid="000814d5" officeooo:paragraph-rsid="000814d5" style:font-size-asian="15pt" style:language-asian="zh" style:country-asian="CN" style:font-weight-asian="normal" style:font-size-complex="17.1000003814697pt" style:font-weight-complex="normal"/>
    </style:style>
    <style:style style:name="P5" style:family="paragraph" style:parent-style-name="Text_20_body">
      <style:text-properties fo:font-size="17.1000003814697pt" fo:font-weight="normal" officeooo:rsid="000a0aa4" officeooo:paragraph-rsid="000a0aa4" style:font-size-asian="15pt" style:language-asian="zh" style:country-asian="CN" style:font-weight-asian="normal" style:font-size-complex="17.1000003814697pt" style:font-weight-complex="normal"/>
    </style:style>
    <style:style style:name="P6" style:family="paragraph" style:parent-style-name="Text_20_body">
      <style:text-properties fo:font-size="26pt" fo:font-weight="bold" officeooo:rsid="000a0aa4" officeooo:paragraph-rsid="000a0aa4" style:font-size-asian="26pt" style:language-asian="zh" style:country-asian="CN" style:font-weight-asian="bold" style:font-size-complex="26pt" style:font-weight-complex="bold"/>
    </style:style>
    <style:style style:name="P7" style:family="paragraph" style:parent-style-name="Standard">
      <style:text-properties fo:font-size="24pt" fo:font-weight="bold" officeooo:rsid="0005f9df" officeooo:paragraph-rsid="0005f9df" style:font-size-asian="24pt" style:language-asian="zh" style:country-asian="CN" style:font-weight-asian="bold" style:font-size-complex="24pt" style:font-weight-complex="bold"/>
    </style:style>
    <style:style style:name="P8" style:family="paragraph" style:parent-style-name="Standard">
      <style:text-properties fo:font-size="17.1000003814697pt" fo:font-weight="normal" officeooo:rsid="0005f9df" officeooo:paragraph-rsid="0005f9df" style:font-size-asian="15pt" style:language-asian="zh" style:country-asian="CN" style:font-weight-asian="normal" style:font-size-complex="17.1000003814697pt" style:font-weight-complex="normal"/>
    </style:style>
    <style:style style:name="P9" style:family="paragraph" style:parent-style-name="Standard">
      <style:text-properties fo:font-size="17.1000003814697pt" fo:font-weight="normal" officeooo:rsid="0005f9df" officeooo:paragraph-rsid="00067e2c" style:font-size-asian="15pt" style:language-asian="zh" style:country-asian="CN" style:font-weight-asian="normal" style:font-size-complex="17.1000003814697pt" style:font-weight-complex="normal"/>
    </style:style>
    <style:style style:name="T1" style:family="text">
      <style:text-properties officeooo:rsid="00067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打印流</text:p>
      <text:p text:style-name="P8">打印流：只能输出没有输入</text:p>
      <text:p text:style-name="P9">打印流分为字节打印流和字符打印流</text:p>
      <text:h text:style-name="P1" text:outline-level="2"><office:annotation><dc:date>2017-12-30T20:32:57.034000000</dc:date><text:p>HTML: &lt;NOSCRIPT&gt;</text:p></office:annotation><office:annotation><dc:date>2017-12-30T20:32:57.034000000</dc:date><text:p>HTML: &lt;/NOSCRIPT&gt;</text:p></office:annotation>PrintWriter<text:span text:style-name="T1">字符打印流:</text:span></text:h>
      <text:p text:style-name="P2">特点：1,可以打印各种数据类型</text:p>
      <text:p text:style-name="P2">2,封装了字符输出流，还可以操作字符流和字节流的转换</text:p>
      <text:p text:style-name="P2">3,可以使用自动刷新</text:p>
      <text:p text:style-name="P2">4,可以直接向文件中写数据</text:p>
      <text:p text:style-name="P3">使用:</text:p>
      <text:p text:style-name="P3">// 创建字符打印流</text:p>
      <text:p text:style-name="P3"><text:tab/><text:tab/>PrintWriter pw=null;</text:p>
      <text:p text:style-name="P3"><text:s text:c="8"/>try {</text:p>
      <text:p text:style-name="P3"><text:tab/><text:tab/><text:tab/>pw=new PrintWriter("f.txt");</text:p>
      <text:p text:style-name="P3">//可以打印任何的数据类型</text:p>
      <text:p text:style-name="P3"><text:tab/><text:tab/><text:tab/>pw.print(true);</text:p>
      <text:p text:style-name="P3"><text:tab/><text:tab/><text:tab/>pw.print('A');</text:p>
      <text:p text:style-name="P3">刷新数据pw.flush();</text:p>
      <text:p text:style-name="P4">//设置自动刷新的打印流后面加true</text:p>
      <text:p text:style-name="P4">使用PrintWriter字符打印流从文件中读取数据打印到控制台</text:p>
      <text:p text:style-name="P4"><text:tab/><text:tab/>pw=new PrintWriter(System.out,true);</text:p>
      <text:p text:style-name="P6">PrintSteam字节打印流</text:p>
      <text:p text:style-name="P5">//创建字节打印流</text:p>
      <text:p text:style-name="P5">PrintStream ps=null;</text:p>
      <text:p text:style-name="P5"><text:s text:c="7"/>try {</text:p>
      <text:p text:style-name="P5"><text:tab/><text:tab/>ps=new PrintStream("F:/火线时刻.avi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8S</meta:editing-duration>
    <meta:editing-cycles>3</meta:editing-cycles>
    <meta:generator>LibreOffice/5.3.0.3$Windows_X86_64 LibreOffice_project/7074905676c47b82bbcfbea1aeefc84afe1c50e1</meta:generator>
    <dc:date>2017-12-30T22:19:23.097000000</dc:date>
    <meta:document-statistic meta:table-count="0" meta:image-count="0" meta:object-count="0" meta:page-count="1" meta:paragraph-count="25" meta:word-count="198" meta:character-count="435" meta:non-whitespace-character-count="397"/>
    <meta:user-defined meta:name="Info 1"/>
    <meta:user-defined meta:name="Info 2"/>
    <meta:user-defined meta:name="Info 3"/>
    <meta:user-defined meta:name="Info 4"/>
  </office:meta>
</office:document-meta>
</file>